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25in" style:rel-column-width="7977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24in" style:rel-column-width="7286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45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25in" style:rel-column-width="7977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24in" style:rel-column-width="7286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45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2.A8" style:family="table-cell">
      <style:table-cell-properties fo:padding="0.0201in" fo:border-left="0.0347in solid #000000" fo:border-right="none" fo:border-top="none" fo:border-bottom="0.0347in solid #000000"/>
    </style:style>
    <style:style style:name="b2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2.C8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45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3.A8" style:family="table-cell">
      <style:table-cell-properties fo:padding="0.0201in" fo:border-left="0.0347in solid #000000" fo:border-right="none" fo:border-top="none" fo:border-bottom="0.0347in solid #000000"/>
    </style:style>
    <style:style style:name="b3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3.C8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45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4.A8" style:family="table-cell">
      <style:table-cell-properties fo:padding="0.0201in" fo:border-left="0.0347in solid #000000" fo:border-right="none" fo:border-top="none" fo:border-bottom="0.0347in solid #000000"/>
    </style:style>
    <style:style style:name="b4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4.C8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45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5.A8" style:family="table-cell">
      <style:table-cell-properties fo:padding="0.0201in" fo:border-left="0.0347in solid #000000" fo:border-right="none" fo:border-top="none" fo:border-bottom="0.0347in solid #000000"/>
    </style:style>
    <style:style style:name="b5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5.C8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6.A8" style:family="table-cell">
      <style:table-cell-properties fo:padding="0.0201in" fo:border-left="0.0347in solid #000000" fo:border-right="none" fo:border-top="none" fo:border-bottom="0.0347in solid #000000"/>
    </style:style>
    <style:style style:name="b6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6.C8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7.A8" style:family="table-cell">
      <style:table-cell-properties fo:padding="0.0201in" fo:border-left="0.0347in solid #000000" fo:border-right="none" fo:border-top="none" fo:border-bottom="0.0347in solid #000000"/>
    </style:style>
    <style:style style:name="b7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7.C8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45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8.A8" style:family="table-cell">
      <style:table-cell-properties fo:padding="0.0201in" fo:border-left="0.0347in solid #000000" fo:border-right="none" fo:border-top="none" fo:border-bottom="0.0347in solid #000000"/>
    </style:style>
    <style:style style:name="b8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8.C8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9.A8" style:family="table-cell">
      <style:table-cell-properties fo:padding="0.0201in" fo:border-left="0.0347in solid #000000" fo:border-right="none" fo:border-top="none" fo:border-bottom="0.0347in solid #000000"/>
    </style:style>
    <style:style style:name="b9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9.C8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0.A8" style:family="table-cell">
      <style:table-cell-properties fo:padding="0.0201in" fo:border-left="0.0347in solid #000000" fo:border-right="none" fo:border-top="none" fo:border-bottom="0.0347in solid #000000"/>
    </style:style>
    <style:style style:name="b10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0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3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35" style:family="paragraph" style:parent-style-name="Standard">
      <style:text-properties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text-position="0% 100%" style:font-name="Times New Roman" fo:font-size="10pt" style:font-size-asian="10pt" style:font-size-complex="10pt"/>
    </style:style>
    <style:style style:name="P45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5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style:text-position="super 58%" style:font-size-complex="10pt"/>
    </style:style>
    <style:style style:name="T20" style:family="text">
      <style:text-properties style:text-position="super 58%" fo:language="en" fo:country="US" style:font-name-complex="Ari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en" fo:country="US" fo:background-color="transparent"/>
    </style:style>
    <style:style style:name="T32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3" style:family="text">
      <style:text-properties style:font-name-complex="Arial"/>
    </style:style>
    <style:style style:name="T34" style:family="text">
      <style:text-properties style:text-position="0% 100%" fo:language="en" fo:country="US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37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Symbol" style:font-name-complex="Symbol"/>
    </style:style>
    <style:style style:name="T42" style:family="text">
      <style:text-properties style:font-name="Arial1" style:font-name-asian="Times New Roman" style:font-name-complex="Arial1" style:font-weight-complex="bold"/>
    </style:style>
    <style:style style:name="T43" style:family="text">
      <style:text-properties style:font-weight-complex="bold"/>
    </style:style>
    <style:style style:name="T4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ALIBRATION CERTIFICATE</text:p>
      <text:p text:style-name="P2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32">µ</text:span><text:span text:style-name="T9">Sv/h to 10 mSv/h, </text:span></text:p>
      <text:p text:style-name="P4">from 0 cps to 5<text:span text:style-name="T41"></text:span>10<text:span text:style-name="T17">3</text:span> cps</text:p>
      <text:p text:style-name="P7"/>
      <text:p text:style-name="P4"><text:span text:style-name="T40">Measurement error: </text:span><text:span text:style-name="T42">±</text:span><text:span text:style-name="T43">20</text:span> %</text:p>
      <text:p text:style-name="P15"/>
      <text:p text:style-name="P3">Operating conditions:</text:p>
      <text:list xml:id="list5702831213428061440" text:style-name="L1">
        <text:list-item>
          <text:p text:style-name="P41"><text:span text:style-name="T15">Air temperature<text:tab/></text:span><text:span text:style-name="T33"><text:tab/><text:tab/><text:tab/>+</text:span><text:span text:style-name="T15">$temp</text:span><text:span text:style-name="T33"> °</text:span><text:span text:style-name="T15">C</text:span></text:p>
        </text:list-item>
        <text:list-item>
          <text:p text:style-name="P41"><text:span text:style-name="T15">Atmospheric pressure<text:tab/></text:span><text:span text:style-name="T15"><text:tab/><text:tab/><text:tab/>98,5 kPa</text:span></text:p>
        </text:list-item>
        <text:list-item>
          <text:p text:style-name="P41"><text:span text:style-name="T15">Relative humidity<text:tab/><text:tab/></text:span><text:span text:style-name="T15"><text:tab/><text:tab/>$vlag %</text:span></text:p>
        </text:list-item>
        <text:list-item>
          <text:p text:style-name="P42">Gamma radiation background<text:tab/><text:tab/><text:tab/>$bground <text:s/>nSv/h</text:p>
        </text:list-item>
      </text:list>
      <text:p text:style-name="Standard"><text:span text:style-name="Знак_20_примечания"><text:span text:style-name="T44"/></text:span></text:p>
      <text:p text:style-name="P2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, <text:span text:style-name="T19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1.B2" table:number-rows-spanned="3" office:value-type="string">
            <text:p text:style-name="P17">Radia-tion source <text:s/>number</text:p>
          </table:table-cell>
          <table:table-cell table:style-name="t1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1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1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1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1.D3" table:number-columns-spanned="3" office:value-type="string">
            <text:p text:style-name="P26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1">H</text:span><text:span text:style-name="T22">1</text:span></text:p>
          </table:table-cell>
          <table:table-cell table:style-name="t1.D3" office:value-type="string">
            <text:p text:style-name="P26"><text:span text:style-name="T14">H</text:span><text:span text:style-name="T22">2</text:span></text:p>
          </table:table-cell>
          <table:table-cell table:style-name="t1.D3" office:value-type="string">
            <text:p text:style-name="P26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19">$1-30</text:p>
          </table:table-cell>
          <table:table-cell table:style-name="t1.B5" office:value-type="string">
            <text:p text:style-name="P19">$1-40</text:p>
          </table:table-cell>
          <table:table-cell table:style-name="t1.B5" office:value-type="string">
            <text:p text:style-name="P19">$1-50</text:p>
          </table:table-cell>
          <table:table-cell table:style-name="t1.B5" office:value-type="string">
            <text:p text:style-name="P19">$1-60</text:p>
          </table:table-cell>
          <table:table-cell table:style-name="t1.B5" office:value-type="string">
            <text:p text:style-name="P19">$1-70</text:p>
          </table:table-cell>
          <table:table-cell table:style-name="t1.B5" office:value-type="string">
            <text:p text:style-name="P19">$1-80</text:p>
          </table:table-cell>
          <table:table-cell table:style-name="t1.B5" office:value-type="string">
            <text:p text:style-name="P19">$1-00</text:p>
          </table:table-cell>
          <table:table-cell table:style-name="t1.B5" office:value-type="string">
            <text:p text:style-name="P19">$1-10</text:p>
          </table:table-cell>
          <table:table-cell table:style-name="t1.B5" office:value-type="string">
            <text:p text:style-name="P19">$1-20</text:p>
          </table:table-cell>
          <table:table-cell table:style-name="t1.K5" table:number-rows-spanned="5" office:value-type="string">
            <text:p text:style-name="P18">±<text:span text:style-name="T27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19">$1-31</text:p>
          </table:table-cell>
          <table:table-cell table:style-name="t1.B5" office:value-type="string">
            <text:p text:style-name="P19">$1-41</text:p>
          </table:table-cell>
          <table:table-cell table:style-name="t1.B5" office:value-type="string">
            <text:p text:style-name="P19">$1-51</text:p>
          </table:table-cell>
          <table:table-cell table:style-name="t1.B5" office:value-type="string">
            <text:p text:style-name="P19">$1-61</text:p>
          </table:table-cell>
          <table:table-cell table:style-name="t1.B5" office:value-type="string">
            <text:p text:style-name="P19">$1-71</text:p>
          </table:table-cell>
          <table:table-cell table:style-name="t1.B5" office:value-type="string">
            <text:p text:style-name="P19">$1-81</text:p>
          </table:table-cell>
          <table:table-cell table:style-name="t1.B5" office:value-type="string">
            <text:p text:style-name="P19">$1-01</text:p>
          </table:table-cell>
          <table:table-cell table:style-name="t1.B5" office:value-type="string">
            <text:p text:style-name="P19">$1-11</text:p>
          </table:table-cell>
          <table:table-cell table:style-name="t1.B5" office:value-type="string">
            <text:p text:style-name="P19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19">$1-32</text:p>
          </table:table-cell>
          <table:table-cell table:style-name="t1.B5" office:value-type="string">
            <text:p text:style-name="P19">$1-42</text:p>
          </table:table-cell>
          <table:table-cell table:style-name="t1.B5" office:value-type="string">
            <text:p text:style-name="P19">$1-52</text:p>
          </table:table-cell>
          <table:table-cell table:style-name="t1.B5" office:value-type="string">
            <text:p text:style-name="P19">$1-62</text:p>
          </table:table-cell>
          <table:table-cell table:style-name="t1.B5" office:value-type="string">
            <text:p text:style-name="P19">$1-72</text:p>
          </table:table-cell>
          <table:table-cell table:style-name="t1.B5" office:value-type="string">
            <text:p text:style-name="P19">$1-82</text:p>
          </table:table-cell>
          <table:table-cell table:style-name="t1.B5" office:value-type="string">
            <text:p text:style-name="P19">$1-02</text:p>
          </table:table-cell>
          <table:table-cell table:style-name="t1.B5" office:value-type="string">
            <text:p text:style-name="P19">$1-12</text:p>
          </table:table-cell>
          <table:table-cell table:style-name="t1.B5" office:value-type="string">
            <text:p text:style-name="P19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19">$1-33</text:p>
          </table:table-cell>
          <table:table-cell table:style-name="t1.B5" office:value-type="string">
            <text:p text:style-name="P19">$1-43</text:p>
          </table:table-cell>
          <table:table-cell table:style-name="t1.B5" office:value-type="string">
            <text:p text:style-name="P19">$1-53</text:p>
          </table:table-cell>
          <table:table-cell table:style-name="t1.B5" office:value-type="string">
            <text:p text:style-name="P19">$1-63</text:p>
          </table:table-cell>
          <table:table-cell table:style-name="t1.B5" office:value-type="string">
            <text:p text:style-name="P19">$1-73</text:p>
          </table:table-cell>
          <table:table-cell table:style-name="t1.B5" office:value-type="string">
            <text:p text:style-name="P19">$1-83</text:p>
          </table:table-cell>
          <table:table-cell table:style-name="t1.B5" office:value-type="string">
            <text:p text:style-name="P19">$1-03</text:p>
          </table:table-cell>
          <table:table-cell table:style-name="t1.B5" office:value-type="string">
            <text:p text:style-name="P19">$1-13</text:p>
          </table:table-cell>
          <table:table-cell table:style-name="t1.B5" office:value-type="string">
            <text:p text:style-name="P19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19">$1-34</text:p>
          </table:table-cell>
          <table:table-cell table:style-name="t1.B9" office:value-type="string">
            <text:p text:style-name="P19">$1-44</text:p>
          </table:table-cell>
          <table:table-cell table:style-name="t1.B9" office:value-type="string">
            <text:p text:style-name="P19">$1-54</text:p>
          </table:table-cell>
          <table:table-cell table:style-name="t1.B9" office:value-type="string">
            <text:p text:style-name="P19">$1-64</text:p>
          </table:table-cell>
          <table:table-cell table:style-name="t1.B9" office:value-type="string">
            <text:p text:style-name="P19">$1-74</text:p>
          </table:table-cell>
          <table:table-cell table:style-name="t1.B9" office:value-type="string">
            <text:p text:style-name="P19">$1-84</text:p>
          </table:table-cell>
          <table:table-cell table:style-name="t1.B9" office:value-type="string">
            <text:p text:style-name="P19">$1-04</text:p>
          </table:table-cell>
          <table:table-cell table:style-name="t1.B9" office:value-type="string">
            <text:p text:style-name="P19">$1-14</text:p>
          </table:table-cell>
          <table:table-cell table:style-name="t1.B9" office:value-type="string">
            <text:p text:style-name="P19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16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2.B2" table:number-rows-spanned="3" office:value-type="string">
            <text:p text:style-name="P17">Radia-tion source <text:s/>number</text:p>
          </table:table-cell>
          <table:table-cell table:style-name="t2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2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2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2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2.D3" table:number-columns-spanned="3" office:value-type="string">
            <text:p text:style-name="P30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21">H</text:span><text:span text:style-name="T22">1</text:span></text:p>
          </table:table-cell>
          <table:table-cell table:style-name="t2.D3" office:value-type="string">
            <text:p text:style-name="P30"><text:span text:style-name="T14">H</text:span><text:span text:style-name="T22">2</text:span></text:p>
          </table:table-cell>
          <table:table-cell table:style-name="t2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µSv/h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5" office:value-type="string">
            <text:p text:style-name="P13">±<text:span text:style-name="T27">20</text:span></text:p>
          </table:table-cell>
        </table:table-row>
        <table:table-row>
          <table:table-cell table:style-name="t2.A5" office:value-type="string">
            <text:p text:style-name="P13">7 µSv/h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µSv/h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mSv/h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7,0 mSv/h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6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3.B2" table:number-rows-spanned="3" office:value-type="string">
            <text:p text:style-name="P17">Radia-tion source <text:s/>number</text:p>
          </table:table-cell>
          <table:table-cell table:style-name="t3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3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3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3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3.D3" table:number-columns-spanned="3" office:value-type="string">
            <text:p text:style-name="P30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21">H</text:span><text:span text:style-name="T22">1</text:span></text:p>
          </table:table-cell>
          <table:table-cell table:style-name="t3.D3" office:value-type="string">
            <text:p text:style-name="P30"><text:span text:style-name="T14">H</text:span><text:span text:style-name="T22">2</text:span></text:p>
          </table:table-cell>
          <table:table-cell table:style-name="t3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µSv/h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5" office:value-type="string">
            <text:p text:style-name="P13">±<text:span text:style-name="T27">20</text:span></text:p>
          </table:table-cell>
        </table:table-row>
        <table:table-row>
          <table:table-cell table:style-name="t3.A5" office:value-type="string">
            <text:p text:style-name="P13">7 µSv/h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µSv/h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mSv/h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9" office:value-type="string">
            <text:p text:style-name="P13">7,0 mSv/h</text:p>
          </table:table-cell>
          <table:table-cell table:style-name="t3.B9" office:value-type="string">
            <text:p text:style-name="P14">$3-34</text:p>
          </table:table-cell>
          <table:table-cell table:style-name="t3.B9" office:value-type="string">
            <text:p text:style-name="P14">$3-44</text:p>
          </table:table-cell>
          <table:table-cell table:style-name="t3.B9" office:value-type="string">
            <text:p text:style-name="P14">$3-54</text:p>
          </table:table-cell>
          <table:table-cell table:style-name="t3.B9" office:value-type="string">
            <text:p text:style-name="P14">$3-64</text:p>
          </table:table-cell>
          <table:table-cell table:style-name="t3.B9" office:value-type="string">
            <text:p text:style-name="P14">$3-74</text:p>
          </table:table-cell>
          <table:table-cell table:style-name="t3.B9" office:value-type="string">
            <text:p text:style-name="P14">$3-84</text:p>
          </table:table-cell>
          <table:table-cell table:style-name="t3.B9" office:value-type="string">
            <text:p text:style-name="P14">$3-04</text:p>
          </table:table-cell>
          <table:table-cell table:style-name="t3.B9" office:value-type="string">
            <text:p text:style-name="P14">$3-14</text:p>
          </table:table-cell>
          <table:table-cell table:style-name="t3.B9" office:value-type="string">
            <text:p text:style-name="P14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16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4.B2" table:number-rows-spanned="3" office:value-type="string">
            <text:p text:style-name="P17">Radia-tion source <text:s/>number</text:p>
          </table:table-cell>
          <table:table-cell table:style-name="t4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4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4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4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4.D3" table:number-columns-spanned="3" office:value-type="string">
            <text:p text:style-name="P30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21">H</text:span><text:span text:style-name="T22">1</text:span></text:p>
          </table:table-cell>
          <table:table-cell table:style-name="t4.D3" office:value-type="string">
            <text:p text:style-name="P30"><text:span text:style-name="T14">H</text:span><text:span text:style-name="T22">2</text:span></text:p>
          </table:table-cell>
          <table:table-cell table:style-name="t4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µSv/h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5" office:value-type="string">
            <text:p text:style-name="P13">±<text:span text:style-name="T27">20</text:span></text:p>
          </table:table-cell>
        </table:table-row>
        <table:table-row>
          <table:table-cell table:style-name="t4.A5" office:value-type="string">
            <text:p text:style-name="P13">7 µSv/h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µSv/h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mSv/h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7,0 mSv/h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16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5.B2" table:number-rows-spanned="3" office:value-type="string">
            <text:p text:style-name="P17">Radia-tion source <text:s/>number</text:p>
          </table:table-cell>
          <table:table-cell table:style-name="t5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5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5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5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5.D3" table:number-columns-spanned="3" office:value-type="string">
            <text:p text:style-name="P30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21">H</text:span><text:span text:style-name="T22">1</text:span></text:p>
          </table:table-cell>
          <table:table-cell table:style-name="t5.D3" office:value-type="string">
            <text:p text:style-name="P30"><text:span text:style-name="T14">H</text:span><text:span text:style-name="T22">2</text:span></text:p>
          </table:table-cell>
          <table:table-cell table:style-name="t5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µSv/h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5" office:value-type="string">
            <text:p text:style-name="P13">±<text:span text:style-name="T27">20</text:span></text:p>
          </table:table-cell>
        </table:table-row>
        <table:table-row>
          <table:table-cell table:style-name="t5.A5" office:value-type="string">
            <text:p text:style-name="P13">7 µSv/h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µSv/h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mSv/h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9" office:value-type="string">
            <text:p text:style-name="P13">7,0 mSv/h</text:p>
          </table:table-cell>
          <table:table-cell table:style-name="t5.B9" office:value-type="string">
            <text:p text:style-name="P14">$5-34</text:p>
          </table:table-cell>
          <table:table-cell table:style-name="t5.B9" office:value-type="string">
            <text:p text:style-name="P14">$5-44</text:p>
          </table:table-cell>
          <table:table-cell table:style-name="t5.B9" office:value-type="string">
            <text:p text:style-name="P14">$5-54</text:p>
          </table:table-cell>
          <table:table-cell table:style-name="t5.B9" office:value-type="string">
            <text:p text:style-name="P14">$5-64</text:p>
          </table:table-cell>
          <table:table-cell table:style-name="t5.B9" office:value-type="string">
            <text:p text:style-name="P14">$5-74</text:p>
          </table:table-cell>
          <table:table-cell table:style-name="t5.B9" office:value-type="string">
            <text:p text:style-name="P14">$5-84</text:p>
          </table:table-cell>
          <table:table-cell table:style-name="t5.B9" office:value-type="string">
            <text:p text:style-name="P14">$5-04</text:p>
          </table:table-cell>
          <table:table-cell table:style-name="t5.B9" office:value-type="string">
            <text:p text:style-name="P14">$5-14</text:p>
          </table:table-cell>
          <table:table-cell table:style-name="t5.B9" office:value-type="string">
            <text:p text:style-name="P14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16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6.B2" table:number-rows-spanned="3" office:value-type="string">
            <text:p text:style-name="P17">Radia-tion source <text:s/>number</text:p>
          </table:table-cell>
          <table:table-cell table:style-name="t6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6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6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6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6.D3" table:number-columns-spanned="3" office:value-type="string">
            <text:p text:style-name="P30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21">H</text:span><text:span text:style-name="T22">1</text:span></text:p>
          </table:table-cell>
          <table:table-cell table:style-name="t6.D3" office:value-type="string">
            <text:p text:style-name="P30"><text:span text:style-name="T14">H</text:span><text:span text:style-name="T22">2</text:span></text:p>
          </table:table-cell>
          <table:table-cell table:style-name="t6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µSv/h</text:p>
          </table:table-cell>
          <table:table-cell table:style-name="t6.B5" office:value-type="string">
            <text:p text:style-name="P14">$6-30</text:p>
          </table:table-cell>
          <table:table-cell table:style-name="t6.B5" office:value-type="string">
            <text:p text:style-name="P14">$6-40</text:p>
          </table:table-cell>
          <table:table-cell table:style-name="t6.B5" office:value-type="string">
            <text:p text:style-name="P14">$6-50</text:p>
          </table:table-cell>
          <table:table-cell table:style-name="t6.B5" office:value-type="string">
            <text:p text:style-name="P14">$6-60</text:p>
          </table:table-cell>
          <table:table-cell table:style-name="t6.B5" office:value-type="string">
            <text:p text:style-name="P14">$6-70</text:p>
          </table:table-cell>
          <table:table-cell table:style-name="t6.B5" office:value-type="string">
            <text:p text:style-name="P14">$6-80</text:p>
          </table:table-cell>
          <table:table-cell table:style-name="t6.B5" office:value-type="string">
            <text:p text:style-name="P14">$6-00</text:p>
          </table:table-cell>
          <table:table-cell table:style-name="t6.B5" office:value-type="string">
            <text:p text:style-name="P14">$6-10</text:p>
          </table:table-cell>
          <table:table-cell table:style-name="t6.B5" office:value-type="string">
            <text:p text:style-name="P14">$6-20</text:p>
          </table:table-cell>
          <table:table-cell table:style-name="t6.K5" table:number-rows-spanned="5" office:value-type="string">
            <text:p text:style-name="P13">±<text:span text:style-name="T27">20</text:span></text:p>
          </table:table-cell>
        </table:table-row>
        <table:table-row>
          <table:table-cell table:style-name="t6.A5" office:value-type="string">
            <text:p text:style-name="P13">7 µSv/h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0 µSv/h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0.7 mSv/h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7,0 mSv/h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6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7.B2" table:number-rows-spanned="3" office:value-type="string">
            <text:p text:style-name="P17">Radia-tion source <text:s/>number</text:p>
          </table:table-cell>
          <table:table-cell table:style-name="t7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7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7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7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7.D3" table:number-columns-spanned="3" office:value-type="string">
            <text:p text:style-name="P30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21">H</text:span><text:span text:style-name="T22">1</text:span></text:p>
          </table:table-cell>
          <table:table-cell table:style-name="t7.D3" office:value-type="string">
            <text:p text:style-name="P30"><text:span text:style-name="T14">H</text:span><text:span text:style-name="T22">2</text:span></text:p>
          </table:table-cell>
          <table:table-cell table:style-name="t7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µSv/h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5" office:value-type="string">
            <text:p text:style-name="P13">±<text:span text:style-name="T27">20</text:span></text:p>
          </table:table-cell>
        </table:table-row>
        <table:table-row>
          <table:table-cell table:style-name="t7.A5" office:value-type="string">
            <text:p text:style-name="P13">7 µSv/h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µSv/h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mSv/h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9" office:value-type="string">
            <text:p text:style-name="P13">7,0 mSv/h</text:p>
          </table:table-cell>
          <table:table-cell table:style-name="t7.B9" office:value-type="string">
            <text:p text:style-name="P14">$7-34</text:p>
          </table:table-cell>
          <table:table-cell table:style-name="t7.B9" office:value-type="string">
            <text:p text:style-name="P14">$7-44</text:p>
          </table:table-cell>
          <table:table-cell table:style-name="t7.B9" office:value-type="string">
            <text:p text:style-name="P14">$7-54</text:p>
          </table:table-cell>
          <table:table-cell table:style-name="t7.B9" office:value-type="string">
            <text:p text:style-name="P14">$7-64</text:p>
          </table:table-cell>
          <table:table-cell table:style-name="t7.B9" office:value-type="string">
            <text:p text:style-name="P14">$7-74</text:p>
          </table:table-cell>
          <table:table-cell table:style-name="t7.B9" office:value-type="string">
            <text:p text:style-name="P14">$7-84</text:p>
          </table:table-cell>
          <table:table-cell table:style-name="t7.B9" office:value-type="string">
            <text:p text:style-name="P14">$7-04</text:p>
          </table:table-cell>
          <table:table-cell table:style-name="t7.B9" office:value-type="string">
            <text:p text:style-name="P14">$7-14</text:p>
          </table:table-cell>
          <table:table-cell table:style-name="t7.B9" office:value-type="string">
            <text:p text:style-name="P14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16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8.B2" table:number-rows-spanned="3" office:value-type="string">
            <text:p text:style-name="P17">Radia-tion source <text:s/>number</text:p>
          </table:table-cell>
          <table:table-cell table:style-name="t8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8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8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8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8.D3" table:number-columns-spanned="3" office:value-type="string">
            <text:p text:style-name="P30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21">H</text:span><text:span text:style-name="T22">1</text:span></text:p>
          </table:table-cell>
          <table:table-cell table:style-name="t8.D3" office:value-type="string">
            <text:p text:style-name="P30"><text:span text:style-name="T14">H</text:span><text:span text:style-name="T22">2</text:span></text:p>
          </table:table-cell>
          <table:table-cell table:style-name="t8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µSv/h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5" office:value-type="string">
            <text:p text:style-name="P13">±<text:span text:style-name="T27">20</text:span></text:p>
          </table:table-cell>
        </table:table-row>
        <table:table-row>
          <table:table-cell table:style-name="t8.A5" office:value-type="string">
            <text:p text:style-name="P13">7 µSv/h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µSv/h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mSv/h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9" office:value-type="string">
            <text:p text:style-name="P13">7,0 mSv/h</text:p>
          </table:table-cell>
          <table:table-cell table:style-name="t8.B9" office:value-type="string">
            <text:p text:style-name="P14">$8-34</text:p>
          </table:table-cell>
          <table:table-cell table:style-name="t8.B9" office:value-type="string">
            <text:p text:style-name="P14">$8-44</text:p>
          </table:table-cell>
          <table:table-cell table:style-name="t8.B9" office:value-type="string">
            <text:p text:style-name="P14">$8-54</text:p>
          </table:table-cell>
          <table:table-cell table:style-name="t8.B9" office:value-type="string">
            <text:p text:style-name="P14">$8-64</text:p>
          </table:table-cell>
          <table:table-cell table:style-name="t8.B9" office:value-type="string">
            <text:p text:style-name="P14">$8-74</text:p>
          </table:table-cell>
          <table:table-cell table:style-name="t8.B9" office:value-type="string">
            <text:p text:style-name="P14">$8-84</text:p>
          </table:table-cell>
          <table:table-cell table:style-name="t8.B9" office:value-type="string">
            <text:p text:style-name="P14">$8-04</text:p>
          </table:table-cell>
          <table:table-cell table:style-name="t8.B9" office:value-type="string">
            <text:p text:style-name="P14">$8-14</text:p>
          </table:table-cell>
          <table:table-cell table:style-name="t8.B9" office:value-type="string">
            <text:p text:style-name="P14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9.B2" table:number-rows-spanned="3" office:value-type="string">
            <text:p text:style-name="P17">Radia-tion source <text:s/>number</text:p>
          </table:table-cell>
          <table:table-cell table:style-name="t9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9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9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9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9.D3" table:number-columns-spanned="3" office:value-type="string">
            <text:p text:style-name="P30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21">H</text:span><text:span text:style-name="T22">1</text:span></text:p>
          </table:table-cell>
          <table:table-cell table:style-name="t9.D3" office:value-type="string">
            <text:p text:style-name="P30"><text:span text:style-name="T14">H</text:span><text:span text:style-name="T22">2</text:span></text:p>
          </table:table-cell>
          <table:table-cell table:style-name="t9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µSv/h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5" office:value-type="string">
            <text:p text:style-name="P13">±<text:span text:style-name="T27">20</text:span></text:p>
          </table:table-cell>
        </table:table-row>
        <table:table-row>
          <table:table-cell table:style-name="t9.A5" office:value-type="string">
            <text:p text:style-name="P13">7 µSv/h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µSv/h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mSv/h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9" office:value-type="string">
            <text:p text:style-name="P13">7,0 mSv/h</text:p>
          </table:table-cell>
          <table:table-cell table:style-name="t9.B9" office:value-type="string">
            <text:p text:style-name="P14">$9-34</text:p>
          </table:table-cell>
          <table:table-cell table:style-name="t9.B9" office:value-type="string">
            <text:p text:style-name="P14">$9-44</text:p>
          </table:table-cell>
          <table:table-cell table:style-name="t9.B9" office:value-type="string">
            <text:p text:style-name="P14">$9-54</text:p>
          </table:table-cell>
          <table:table-cell table:style-name="t9.B9" office:value-type="string">
            <text:p text:style-name="P14">$9-64</text:p>
          </table:table-cell>
          <table:table-cell table:style-name="t9.B9" office:value-type="string">
            <text:p text:style-name="P14">$9-74</text:p>
          </table:table-cell>
          <table:table-cell table:style-name="t9.B9" office:value-type="string">
            <text:p text:style-name="P14">$9-84</text:p>
          </table:table-cell>
          <table:table-cell table:style-name="t9.B9" office:value-type="string">
            <text:p text:style-name="P14">$9-04</text:p>
          </table:table-cell>
          <table:table-cell table:style-name="t9.B9" office:value-type="string">
            <text:p text:style-name="P14">$9-14</text:p>
          </table:table-cell>
          <table:table-cell table:style-name="t9.B9" office:value-type="string">
            <text:p text:style-name="P14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16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1"><text:span text:style-name="T13">Dose rate at check point</text:span> <text:span text:style-name="T28">Ḣ</text:span><text:span text:style-name="T23">oi</text:span><text:span text:style-name="T35">(10)</text:span></text:p>
          </table:table-cell>
          <table:table-cell table:style-name="t10.B2" table:number-rows-spanned="3" office:value-type="string">
            <text:p text:style-name="P17">Radia-tion source <text:s/>number</text:p>
          </table:table-cell>
          <table:table-cell table:style-name="t10.B2" table:number-rows-spanned="3" office:value-type="string">
            <text:p text:style-name="P20"><text:span text:style-name="T13">Distan-ce to source</text:span>, </text:p>
            <text:p text:style-name="P22">R, сm</text:p>
          </table:table-cell>
          <table:table-cell table:style-name="t10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31">Relative gamma radiation <text:s/>measurement</text:span> <text:span text:style-name="T13">error</text:span><text:span text:style-name="T5">, </text:span><text:span text:style-name="T29">θ</text:span><text:span text:style-name="T24">пр</text:span><text:span text:style-name="T25">i</text:span><text:span text:style-name="T27">,</text:span> %</text:p>
          </table:table-cell>
          <table:table-cell table:style-name="t10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t10.K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10.D3" table:number-columns-spanned="3" office:value-type="string">
            <text:p text:style-name="P30"><text:span text:style-name="T13">Measured value</text:span> <text:span text:style-name="T28">Ḣ</text:span><text:span text:style-name="T18">*</text:span><text:span text:style-name="T23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13">Average value</text:span>, <text:span text:style-name="T14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21">H</text:span><text:span text:style-name="T22">1</text:span></text:p>
          </table:table-cell>
          <table:table-cell table:style-name="t10.D3" office:value-type="string">
            <text:p text:style-name="P30"><text:span text:style-name="T14">H</text:span><text:span text:style-name="T22">2</text:span></text:p>
          </table:table-cell>
          <table:table-cell table:style-name="t10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µSv/h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5" office:value-type="string">
            <text:p text:style-name="P13"><text:span text:style-name="T27">±</text:span><text:span text:style-name="T13">20</text:span></text:p>
          </table:table-cell>
        </table:table-row>
        <table:table-row>
          <table:table-cell table:style-name="t10.A5" office:value-type="string">
            <text:p text:style-name="P13">7 µSv/h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µSv/h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mSv/h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9" office:value-type="string">
            <text:p text:style-name="P13">7,0 mSv/h</text:p>
          </table:table-cell>
          <table:table-cell table:style-name="t10.B9" office:value-type="string">
            <text:p text:style-name="P14">$10-34</text:p>
          </table:table-cell>
          <table:table-cell table:style-name="t10.B9" office:value-type="string">
            <text:p text:style-name="P14">$10-44</text:p>
          </table:table-cell>
          <table:table-cell table:style-name="t10.B9" office:value-type="string">
            <text:p text:style-name="P14">$10-54</text:p>
          </table:table-cell>
          <table:table-cell table:style-name="t10.B9" office:value-type="string">
            <text:p text:style-name="P14">$10-64</text:p>
          </table:table-cell>
          <table:table-cell table:style-name="t10.B9" office:value-type="string">
            <text:p text:style-name="P14">$10-74</text:p>
          </table:table-cell>
          <table:table-cell table:style-name="t10.B9" office:value-type="string">
            <text:p text:style-name="P14">$10-84</text:p>
          </table:table-cell>
          <table:table-cell table:style-name="t10.B9" office:value-type="string">
            <text:p text:style-name="P14">$10-04</text:p>
          </table:table-cell>
          <table:table-cell table:style-name="t10.B9" office:value-type="string">
            <text:p text:style-name="P14">$10-14</text:p>
          </table:table-cell>
          <table:table-cell table:style-name="t10.B9" office:value-type="string">
            <text:p text:style-name="P14">$10-24</text:p>
          </table:table-cell>
          <table:covered-table-cell/>
        </table:table-row>
      </table:table>
      <text:p text:style-name="P11"/>
      <text:p text:style-name="P5">Beta radiation, Sr-90+Y-90, area source 160 mm<text:span text:style-name="T19">2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16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1.B2" table:number-rows-spanned="3" office:value-type="string">
            <text:p text:style-name="P17">Radiation source <text:s/>number</text:p>
          </table:table-cell>
          <table:table-cell table:style-name="b1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1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1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1"><text:span text:style-name="T37">cps</text:span><text:span text:style-name="T22">1</text:span></text:p>
          </table:table-cell>
          <table:table-cell table:style-name="b1.C4" office:value-type="string">
            <text:p text:style-name="P30"><text:span text:style-name="T36">cps</text:span><text:span text:style-name="T22">2</text:span></text:p>
          </table:table-cell>
          <table:table-cell table:style-name="b1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B5" office:value-type="float" office:value="660">
            <text:p text:style-name="P39">0660</text:p>
          </table:table-cell>
          <table:table-cell table:style-name="b1.C3" office:value-type="string">
            <text:p text:style-name="P14">β1-60</text:p>
          </table:table-cell>
          <table:table-cell table:style-name="b1.C3" office:value-type="string">
            <text:p text:style-name="P14">β1-70</text:p>
          </table:table-cell>
          <table:table-cell table:style-name="b1.C3" office:value-type="string">
            <text:p text:style-name="P14">β1-80</text:p>
          </table:table-cell>
          <table:table-cell table:style-name="b1.C3" office:value-type="string">
            <text:p text:style-name="P14">β1-00</text:p>
          </table:table-cell>
          <table:table-cell table:style-name="b1.C3" office:value-type="string">
            <text:p text:style-name="P14">β1-10</text:p>
          </table:table-cell>
          <table:table-cell table:style-name="b1.C3" office:value-type="string">
            <text:p text:style-name="P14">β1-20</text:p>
          </table:table-cell>
          <table:table-cell table:style-name="b1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1.A5" office:value-type="string">
            <text:p text:style-name="P14">β1-91</text:p>
          </table:table-cell>
          <table:table-cell table:style-name="b1.B6" office:value-type="float" office:value="6905">
            <text:p text:style-name="P39">6905</text:p>
          </table:table-cell>
          <table:table-cell table:style-name="b1.C3" office:value-type="string">
            <text:p text:style-name="P14">β1-61</text:p>
          </table:table-cell>
          <table:table-cell table:style-name="b1.C3" office:value-type="string">
            <text:p text:style-name="P14">β1-71</text:p>
          </table:table-cell>
          <table:table-cell table:style-name="b1.C3" office:value-type="string">
            <text:p text:style-name="P14">β1-81</text:p>
          </table:table-cell>
          <table:table-cell table:style-name="b1.C3" office:value-type="string">
            <text:p text:style-name="P14">β1-01</text:p>
          </table:table-cell>
          <table:table-cell table:style-name="b1.C3" office:value-type="string">
            <text:p text:style-name="P14">β1-11</text:p>
          </table:table-cell>
          <table:table-cell table:style-name="b1.C3" office:value-type="string">
            <text:p text:style-name="P14">β1-21</text:p>
          </table:table-cell>
          <table:covered-table-cell/>
        </table:table-row>
        <table:table-row>
          <table:table-cell table:style-name="b1.A5" office:value-type="string">
            <text:p text:style-name="P14">β1-92</text:p>
          </table:table-cell>
          <table:table-cell table:style-name="b1.B5" office:value-type="float" office:value="661">
            <text:p text:style-name="P39">0661</text:p>
          </table:table-cell>
          <table:table-cell table:style-name="b1.C3" office:value-type="string">
            <text:p text:style-name="P14">β1-62</text:p>
          </table:table-cell>
          <table:table-cell table:style-name="b1.C3" office:value-type="string">
            <text:p text:style-name="P14">β1-72</text:p>
          </table:table-cell>
          <table:table-cell table:style-name="b1.C3" office:value-type="string">
            <text:p text:style-name="P14">β1-82</text:p>
          </table:table-cell>
          <table:table-cell table:style-name="b1.C3" office:value-type="string">
            <text:p text:style-name="P14">β1-02</text:p>
          </table:table-cell>
          <table:table-cell table:style-name="b1.C3" office:value-type="string">
            <text:p text:style-name="P14">β1-12</text:p>
          </table:table-cell>
          <table:table-cell table:style-name="b1.C3" office:value-type="string">
            <text:p text:style-name="P14">β1-22</text:p>
          </table:table-cell>
          <table:covered-table-cell/>
        </table:table-row>
        <table:table-row>
          <table:table-cell table:style-name="b1.A8" office:value-type="string">
            <text:p text:style-name="P14">β1-9<text:span text:style-name="T13">3</text:span></text:p>
          </table:table-cell>
          <table:table-cell table:style-name="b1.B8" office:value-type="float" office:value="662">
            <text:p text:style-name="P39">0662</text:p>
          </table:table-cell>
          <table:table-cell table:style-name="b1.C8" office:value-type="string">
            <text:p text:style-name="P14">β1-6<text:span text:style-name="T13">3</text:span></text:p>
          </table:table-cell>
          <table:table-cell table:style-name="b1.C8" office:value-type="string">
            <text:p text:style-name="P14">β1-7<text:span text:style-name="T13">3</text:span></text:p>
          </table:table-cell>
          <table:table-cell table:style-name="b1.C8" office:value-type="string">
            <text:p text:style-name="P14">β1-8<text:span text:style-name="T13">3</text:span></text:p>
          </table:table-cell>
          <table:table-cell table:style-name="b1.C8" office:value-type="string">
            <text:p text:style-name="P14">β1-0<text:span text:style-name="T13">3</text:span></text:p>
          </table:table-cell>
          <table:table-cell table:style-name="b1.C8" office:value-type="string">
            <text:p text:style-name="P14">β1-1<text:span text:style-name="T13">3</text:span></text:p>
          </table:table-cell>
          <table:table-cell table:style-name="b1.C8" office:value-type="string">
            <text:p text:style-name="P14">β1-2<text:span text:style-name="T13">3</text:span>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16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2.B2" table:number-rows-spanned="3" office:value-type="string">
            <text:p text:style-name="P17">Radiation source <text:s/>number</text:p>
          </table:table-cell>
          <table:table-cell table:style-name="b2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2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2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2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31"><text:span text:style-name="T37">cps</text:span><text:span text:style-name="T22">1</text:span></text:p>
          </table:table-cell>
          <table:table-cell table:style-name="b2.C4" office:value-type="string">
            <text:p text:style-name="P30"><text:span text:style-name="T36">cps</text:span><text:span text:style-name="T22">2</text:span></text:p>
          </table:table-cell>
          <table:table-cell table:style-name="b2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4">β2-90</text:p>
          </table:table-cell>
          <table:table-cell table:style-name="b2.B5" office:value-type="float" office:value="660">
            <text:p text:style-name="P39">0660</text:p>
          </table:table-cell>
          <table:table-cell table:style-name="b2.C3" office:value-type="string">
            <text:p text:style-name="P14">β2-60</text:p>
          </table:table-cell>
          <table:table-cell table:style-name="b2.C3" office:value-type="string">
            <text:p text:style-name="P14">β2-70</text:p>
          </table:table-cell>
          <table:table-cell table:style-name="b2.C3" office:value-type="string">
            <text:p text:style-name="P14">β2-80</text:p>
          </table:table-cell>
          <table:table-cell table:style-name="b2.C3" office:value-type="string">
            <text:p text:style-name="P14">β2-00</text:p>
          </table:table-cell>
          <table:table-cell table:style-name="b2.C3" office:value-type="string">
            <text:p text:style-name="P14">β2-10</text:p>
          </table:table-cell>
          <table:table-cell table:style-name="b2.C3" office:value-type="string">
            <text:p text:style-name="P14">β2-20</text:p>
          </table:table-cell>
          <table:table-cell table:style-name="b2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2.A5" office:value-type="string">
            <text:p text:style-name="P14">β2-91</text:p>
          </table:table-cell>
          <table:table-cell table:style-name="b2.B6" office:value-type="float" office:value="6905">
            <text:p text:style-name="P39">6905</text:p>
          </table:table-cell>
          <table:table-cell table:style-name="b2.C3" office:value-type="string">
            <text:p text:style-name="P14">β2-61</text:p>
          </table:table-cell>
          <table:table-cell table:style-name="b2.C3" office:value-type="string">
            <text:p text:style-name="P14">β2-71</text:p>
          </table:table-cell>
          <table:table-cell table:style-name="b2.C3" office:value-type="string">
            <text:p text:style-name="P14">β2-81</text:p>
          </table:table-cell>
          <table:table-cell table:style-name="b2.C3" office:value-type="string">
            <text:p text:style-name="P14">β2-01</text:p>
          </table:table-cell>
          <table:table-cell table:style-name="b2.C3" office:value-type="string">
            <text:p text:style-name="P14">β2-11</text:p>
          </table:table-cell>
          <table:table-cell table:style-name="b2.C3" office:value-type="string">
            <text:p text:style-name="P14">β2-21</text:p>
          </table:table-cell>
          <table:covered-table-cell/>
        </table:table-row>
        <table:table-row>
          <table:table-cell table:style-name="b2.A5" office:value-type="string">
            <text:p text:style-name="P14">β2-92</text:p>
          </table:table-cell>
          <table:table-cell table:style-name="b2.B5" office:value-type="float" office:value="661">
            <text:p text:style-name="P39">0661</text:p>
          </table:table-cell>
          <table:table-cell table:style-name="b2.C3" office:value-type="string">
            <text:p text:style-name="P14">β2-62</text:p>
          </table:table-cell>
          <table:table-cell table:style-name="b2.C3" office:value-type="string">
            <text:p text:style-name="P14">β2-72</text:p>
          </table:table-cell>
          <table:table-cell table:style-name="b2.C3" office:value-type="string">
            <text:p text:style-name="P14">β2-82</text:p>
          </table:table-cell>
          <table:table-cell table:style-name="b2.C3" office:value-type="string">
            <text:p text:style-name="P14">β2-02</text:p>
          </table:table-cell>
          <table:table-cell table:style-name="b2.C3" office:value-type="string">
            <text:p text:style-name="P14">β2-12</text:p>
          </table:table-cell>
          <table:table-cell table:style-name="b2.C3" office:value-type="string">
            <text:p text:style-name="P14">β2-22</text:p>
          </table:table-cell>
          <table:covered-table-cell/>
        </table:table-row>
        <table:table-row>
          <table:table-cell table:style-name="b2.A8" office:value-type="string">
            <text:p text:style-name="P14">β2-9<text:span text:style-name="T13">3</text:span></text:p>
          </table:table-cell>
          <table:table-cell table:style-name="b2.B8" office:value-type="float" office:value="662">
            <text:p text:style-name="P39">0662</text:p>
          </table:table-cell>
          <table:table-cell table:style-name="b2.C8" office:value-type="string">
            <text:p text:style-name="P14">β2-6<text:span text:style-name="T13">3</text:span></text:p>
          </table:table-cell>
          <table:table-cell table:style-name="b2.C8" office:value-type="string">
            <text:p text:style-name="P14">β2-7<text:span text:style-name="T13">3</text:span></text:p>
          </table:table-cell>
          <table:table-cell table:style-name="b2.C8" office:value-type="string">
            <text:p text:style-name="P14">β2-8<text:span text:style-name="T13">3</text:span></text:p>
          </table:table-cell>
          <table:table-cell table:style-name="b2.C8" office:value-type="string">
            <text:p text:style-name="P14">β2-0<text:span text:style-name="T13">3</text:span></text:p>
          </table:table-cell>
          <table:table-cell table:style-name="b2.C8" office:value-type="string">
            <text:p text:style-name="P14">β2-1<text:span text:style-name="T13">3</text:span></text:p>
          </table:table-cell>
          <table:table-cell table:style-name="b2.C8" office:value-type="string">
            <text:p text:style-name="P14">β2-2<text:span text:style-name="T13">3</text:span>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16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3.B2" table:number-rows-spanned="3" office:value-type="string">
            <text:p text:style-name="P17">Radiation source <text:s/>number</text:p>
          </table:table-cell>
          <table:table-cell table:style-name="b3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3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3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3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31"><text:span text:style-name="T37">cps</text:span><text:span text:style-name="T22">1</text:span></text:p>
          </table:table-cell>
          <table:table-cell table:style-name="b3.C4" office:value-type="string">
            <text:p text:style-name="P30"><text:span text:style-name="T36">cps</text:span><text:span text:style-name="T22">2</text:span></text:p>
          </table:table-cell>
          <table:table-cell table:style-name="b3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4">β3-90</text:p>
          </table:table-cell>
          <table:table-cell table:style-name="b3.B5" office:value-type="float" office:value="660">
            <text:p text:style-name="P39">0660</text:p>
          </table:table-cell>
          <table:table-cell table:style-name="b3.C3" office:value-type="string">
            <text:p text:style-name="P14">β3-60</text:p>
          </table:table-cell>
          <table:table-cell table:style-name="b3.C3" office:value-type="string">
            <text:p text:style-name="P14">β3-70</text:p>
          </table:table-cell>
          <table:table-cell table:style-name="b3.C3" office:value-type="string">
            <text:p text:style-name="P14">β3-80</text:p>
          </table:table-cell>
          <table:table-cell table:style-name="b3.C3" office:value-type="string">
            <text:p text:style-name="P14">β3-00</text:p>
          </table:table-cell>
          <table:table-cell table:style-name="b3.C3" office:value-type="string">
            <text:p text:style-name="P14">β3-10</text:p>
          </table:table-cell>
          <table:table-cell table:style-name="b3.C3" office:value-type="string">
            <text:p text:style-name="P14">β3-20</text:p>
          </table:table-cell>
          <table:table-cell table:style-name="b3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3.A5" office:value-type="string">
            <text:p text:style-name="P14">β3-91</text:p>
          </table:table-cell>
          <table:table-cell table:style-name="b3.B6" office:value-type="float" office:value="6905">
            <text:p text:style-name="P39">6905</text:p>
          </table:table-cell>
          <table:table-cell table:style-name="b3.C3" office:value-type="string">
            <text:p text:style-name="P14">β3-61</text:p>
          </table:table-cell>
          <table:table-cell table:style-name="b3.C3" office:value-type="string">
            <text:p text:style-name="P14">β3-71</text:p>
          </table:table-cell>
          <table:table-cell table:style-name="b3.C3" office:value-type="string">
            <text:p text:style-name="P14">β3-81</text:p>
          </table:table-cell>
          <table:table-cell table:style-name="b3.C3" office:value-type="string">
            <text:p text:style-name="P14">β3-01</text:p>
          </table:table-cell>
          <table:table-cell table:style-name="b3.C3" office:value-type="string">
            <text:p text:style-name="P14">β3-11</text:p>
          </table:table-cell>
          <table:table-cell table:style-name="b3.C3" office:value-type="string">
            <text:p text:style-name="P14">β3-21</text:p>
          </table:table-cell>
          <table:covered-table-cell/>
        </table:table-row>
        <table:table-row>
          <table:table-cell table:style-name="b3.A5" office:value-type="string">
            <text:p text:style-name="P14">β3-92</text:p>
          </table:table-cell>
          <table:table-cell table:style-name="b3.B5" office:value-type="float" office:value="661">
            <text:p text:style-name="P39">0661</text:p>
          </table:table-cell>
          <table:table-cell table:style-name="b3.C3" office:value-type="string">
            <text:p text:style-name="P14">β3-62</text:p>
          </table:table-cell>
          <table:table-cell table:style-name="b3.C3" office:value-type="string">
            <text:p text:style-name="P14">β3-72</text:p>
          </table:table-cell>
          <table:table-cell table:style-name="b3.C3" office:value-type="string">
            <text:p text:style-name="P14">β3-82</text:p>
          </table:table-cell>
          <table:table-cell table:style-name="b3.C3" office:value-type="string">
            <text:p text:style-name="P14">β3-02</text:p>
          </table:table-cell>
          <table:table-cell table:style-name="b3.C3" office:value-type="string">
            <text:p text:style-name="P14">β3-12</text:p>
          </table:table-cell>
          <table:table-cell table:style-name="b3.C3" office:value-type="string">
            <text:p text:style-name="P14">β3-22</text:p>
          </table:table-cell>
          <table:covered-table-cell/>
        </table:table-row>
        <table:table-row>
          <table:table-cell table:style-name="b3.A8" office:value-type="string">
            <text:p text:style-name="P14">β3-9<text:span text:style-name="T13">3</text:span></text:p>
          </table:table-cell>
          <table:table-cell table:style-name="b3.B8" office:value-type="float" office:value="662">
            <text:p text:style-name="P39">0662</text:p>
          </table:table-cell>
          <table:table-cell table:style-name="b3.C8" office:value-type="string">
            <text:p text:style-name="P14">β3-6<text:span text:style-name="T13">3</text:span></text:p>
          </table:table-cell>
          <table:table-cell table:style-name="b3.C8" office:value-type="string">
            <text:p text:style-name="P14">β3-7<text:span text:style-name="T13">3</text:span></text:p>
          </table:table-cell>
          <table:table-cell table:style-name="b3.C8" office:value-type="string">
            <text:p text:style-name="P14">β3-8<text:span text:style-name="T13">3</text:span></text:p>
          </table:table-cell>
          <table:table-cell table:style-name="b3.C8" office:value-type="string">
            <text:p text:style-name="P14">β3-0<text:span text:style-name="T13">3</text:span></text:p>
          </table:table-cell>
          <table:table-cell table:style-name="b3.C8" office:value-type="string">
            <text:p text:style-name="P14">β3-1<text:span text:style-name="T13">3</text:span></text:p>
          </table:table-cell>
          <table:table-cell table:style-name="b3.C8" office:value-type="string">
            <text:p text:style-name="P14">β3-2<text:span text:style-name="T13">3</text:span>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16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4.B2" table:number-rows-spanned="3" office:value-type="string">
            <text:p text:style-name="P17">Radiation source <text:s/>number</text:p>
          </table:table-cell>
          <table:table-cell table:style-name="b4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4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4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4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31"><text:span text:style-name="T37">cps</text:span><text:span text:style-name="T22">1</text:span></text:p>
          </table:table-cell>
          <table:table-cell table:style-name="b4.C4" office:value-type="string">
            <text:p text:style-name="P30"><text:span text:style-name="T36">cps</text:span><text:span text:style-name="T22">2</text:span></text:p>
          </table:table-cell>
          <table:table-cell table:style-name="b4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4">β4-90</text:p>
          </table:table-cell>
          <table:table-cell table:style-name="b4.B5" office:value-type="float" office:value="660">
            <text:p text:style-name="P39">0660</text:p>
          </table:table-cell>
          <table:table-cell table:style-name="b4.C3" office:value-type="string">
            <text:p text:style-name="P14">β4-60</text:p>
          </table:table-cell>
          <table:table-cell table:style-name="b4.C3" office:value-type="string">
            <text:p text:style-name="P14">β4-70</text:p>
          </table:table-cell>
          <table:table-cell table:style-name="b4.C3" office:value-type="string">
            <text:p text:style-name="P14">β4-80</text:p>
          </table:table-cell>
          <table:table-cell table:style-name="b4.C3" office:value-type="string">
            <text:p text:style-name="P14">β4-00</text:p>
          </table:table-cell>
          <table:table-cell table:style-name="b4.C3" office:value-type="string">
            <text:p text:style-name="P14">β4-10</text:p>
          </table:table-cell>
          <table:table-cell table:style-name="b4.C3" office:value-type="string">
            <text:p text:style-name="P14">β4-20</text:p>
          </table:table-cell>
          <table:table-cell table:style-name="b4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4.A5" office:value-type="string">
            <text:p text:style-name="P14">β4-91</text:p>
          </table:table-cell>
          <table:table-cell table:style-name="b4.B6" office:value-type="float" office:value="6905">
            <text:p text:style-name="P39">6905</text:p>
          </table:table-cell>
          <table:table-cell table:style-name="b4.C3" office:value-type="string">
            <text:p text:style-name="P14">β4-61</text:p>
          </table:table-cell>
          <table:table-cell table:style-name="b4.C3" office:value-type="string">
            <text:p text:style-name="P14">β4-71</text:p>
          </table:table-cell>
          <table:table-cell table:style-name="b4.C3" office:value-type="string">
            <text:p text:style-name="P14">β4-81</text:p>
          </table:table-cell>
          <table:table-cell table:style-name="b4.C3" office:value-type="string">
            <text:p text:style-name="P14">β4-01</text:p>
          </table:table-cell>
          <table:table-cell table:style-name="b4.C3" office:value-type="string">
            <text:p text:style-name="P14">β4-11</text:p>
          </table:table-cell>
          <table:table-cell table:style-name="b4.C3" office:value-type="string">
            <text:p text:style-name="P14">β4-21</text:p>
          </table:table-cell>
          <table:covered-table-cell/>
        </table:table-row>
        <table:table-row>
          <table:table-cell table:style-name="b4.A5" office:value-type="string">
            <text:p text:style-name="P14">β4-92</text:p>
          </table:table-cell>
          <table:table-cell table:style-name="b4.B5" office:value-type="float" office:value="661">
            <text:p text:style-name="P39">0661</text:p>
          </table:table-cell>
          <table:table-cell table:style-name="b4.C3" office:value-type="string">
            <text:p text:style-name="P14">β4-62</text:p>
          </table:table-cell>
          <table:table-cell table:style-name="b4.C3" office:value-type="string">
            <text:p text:style-name="P14">β4-72</text:p>
          </table:table-cell>
          <table:table-cell table:style-name="b4.C3" office:value-type="string">
            <text:p text:style-name="P14">β4-82</text:p>
          </table:table-cell>
          <table:table-cell table:style-name="b4.C3" office:value-type="string">
            <text:p text:style-name="P14">β4-02</text:p>
          </table:table-cell>
          <table:table-cell table:style-name="b4.C3" office:value-type="string">
            <text:p text:style-name="P14">β4-12</text:p>
          </table:table-cell>
          <table:table-cell table:style-name="b4.C3" office:value-type="string">
            <text:p text:style-name="P14">β4-22</text:p>
          </table:table-cell>
          <table:covered-table-cell/>
        </table:table-row>
        <table:table-row>
          <table:table-cell table:style-name="b4.A8" office:value-type="string">
            <text:p text:style-name="P14">β4-9<text:span text:style-name="T13">3</text:span></text:p>
          </table:table-cell>
          <table:table-cell table:style-name="b4.B8" office:value-type="float" office:value="662">
            <text:p text:style-name="P39">0662</text:p>
          </table:table-cell>
          <table:table-cell table:style-name="b4.C8" office:value-type="string">
            <text:p text:style-name="P14">β4-6<text:span text:style-name="T13">3</text:span></text:p>
          </table:table-cell>
          <table:table-cell table:style-name="b4.C8" office:value-type="string">
            <text:p text:style-name="P14">β4-7<text:span text:style-name="T13">3</text:span></text:p>
          </table:table-cell>
          <table:table-cell table:style-name="b4.C8" office:value-type="string">
            <text:p text:style-name="P14">β4-8<text:span text:style-name="T13">3</text:span></text:p>
          </table:table-cell>
          <table:table-cell table:style-name="b4.C8" office:value-type="string">
            <text:p text:style-name="P14">β4-0<text:span text:style-name="T13">3</text:span></text:p>
          </table:table-cell>
          <table:table-cell table:style-name="b4.C8" office:value-type="string">
            <text:p text:style-name="P14">β4-1<text:span text:style-name="T13">3</text:span></text:p>
          </table:table-cell>
          <table:table-cell table:style-name="b4.C8" office:value-type="string">
            <text:p text:style-name="P14">β4-2<text:span text:style-name="T13">3</text:span>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ext:soft-page-break/>
        <table:table-row table:style-name="b5.1">
          <table:table-cell table:style-name="b5.A1" table:number-columns-spanned="9" office:value-type="string">
            <text:p text:style-name="P16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5.B2" table:number-rows-spanned="3" office:value-type="string">
            <text:p text:style-name="P17">Radiation source <text:s/>number</text:p>
          </table:table-cell>
          <table:table-cell table:style-name="b5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5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5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5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31"><text:span text:style-name="T37">cps</text:span><text:span text:style-name="T22">1</text:span></text:p>
          </table:table-cell>
          <table:table-cell table:style-name="b5.C4" office:value-type="string">
            <text:p text:style-name="P30"><text:span text:style-name="T36">cps</text:span><text:span text:style-name="T22">2</text:span></text:p>
          </table:table-cell>
          <table:table-cell table:style-name="b5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4">β5-90</text:p>
          </table:table-cell>
          <table:table-cell table:style-name="b5.B5" office:value-type="float" office:value="660">
            <text:p text:style-name="P39">0660</text:p>
          </table:table-cell>
          <table:table-cell table:style-name="b5.C3" office:value-type="string">
            <text:p text:style-name="P14">β5-60</text:p>
          </table:table-cell>
          <table:table-cell table:style-name="b5.C3" office:value-type="string">
            <text:p text:style-name="P14">β5-70</text:p>
          </table:table-cell>
          <table:table-cell table:style-name="b5.C3" office:value-type="string">
            <text:p text:style-name="P14">β5-80</text:p>
          </table:table-cell>
          <table:table-cell table:style-name="b5.C3" office:value-type="string">
            <text:p text:style-name="P14">β5-00</text:p>
          </table:table-cell>
          <table:table-cell table:style-name="b5.C3" office:value-type="string">
            <text:p text:style-name="P14">β5-10</text:p>
          </table:table-cell>
          <table:table-cell table:style-name="b5.C3" office:value-type="string">
            <text:p text:style-name="P14">β5-20</text:p>
          </table:table-cell>
          <table:table-cell table:style-name="b5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5.A5" office:value-type="string">
            <text:p text:style-name="P14">β5-91</text:p>
          </table:table-cell>
          <table:table-cell table:style-name="b5.B6" office:value-type="float" office:value="6905">
            <text:p text:style-name="P39">6905</text:p>
          </table:table-cell>
          <table:table-cell table:style-name="b5.C3" office:value-type="string">
            <text:p text:style-name="P14">β5-61</text:p>
          </table:table-cell>
          <table:table-cell table:style-name="b5.C3" office:value-type="string">
            <text:p text:style-name="P14">β5-71</text:p>
          </table:table-cell>
          <table:table-cell table:style-name="b5.C3" office:value-type="string">
            <text:p text:style-name="P14">β5-81</text:p>
          </table:table-cell>
          <table:table-cell table:style-name="b5.C3" office:value-type="string">
            <text:p text:style-name="P14">β5-01</text:p>
          </table:table-cell>
          <table:table-cell table:style-name="b5.C3" office:value-type="string">
            <text:p text:style-name="P14">β5-11</text:p>
          </table:table-cell>
          <table:table-cell table:style-name="b5.C3" office:value-type="string">
            <text:p text:style-name="P14">β5-21</text:p>
          </table:table-cell>
          <table:covered-table-cell/>
        </table:table-row>
        <table:table-row>
          <table:table-cell table:style-name="b5.A5" office:value-type="string">
            <text:p text:style-name="P14">β5-92</text:p>
          </table:table-cell>
          <table:table-cell table:style-name="b5.B5" office:value-type="float" office:value="661">
            <text:p text:style-name="P39">0661</text:p>
          </table:table-cell>
          <table:table-cell table:style-name="b5.C3" office:value-type="string">
            <text:p text:style-name="P14">β5-62</text:p>
          </table:table-cell>
          <table:table-cell table:style-name="b5.C3" office:value-type="string">
            <text:p text:style-name="P14">β5-72</text:p>
          </table:table-cell>
          <table:table-cell table:style-name="b5.C3" office:value-type="string">
            <text:p text:style-name="P14">β5-82</text:p>
          </table:table-cell>
          <table:table-cell table:style-name="b5.C3" office:value-type="string">
            <text:p text:style-name="P14">β5-02</text:p>
          </table:table-cell>
          <table:table-cell table:style-name="b5.C3" office:value-type="string">
            <text:p text:style-name="P14">β5-12</text:p>
          </table:table-cell>
          <table:table-cell table:style-name="b5.C3" office:value-type="string">
            <text:p text:style-name="P14">β5-22</text:p>
          </table:table-cell>
          <table:covered-table-cell/>
        </table:table-row>
        <table:table-row>
          <table:table-cell table:style-name="b5.A8" office:value-type="string">
            <text:p text:style-name="P14">β5-9<text:span text:style-name="T13">3</text:span></text:p>
          </table:table-cell>
          <table:table-cell table:style-name="b5.B8" office:value-type="float" office:value="662">
            <text:p text:style-name="P39">0662</text:p>
          </table:table-cell>
          <table:table-cell table:style-name="b5.C8" office:value-type="string">
            <text:p text:style-name="P14">β5-6<text:span text:style-name="T13">3</text:span></text:p>
          </table:table-cell>
          <table:table-cell table:style-name="b5.C8" office:value-type="string">
            <text:p text:style-name="P14">β5-7<text:span text:style-name="T13">3</text:span></text:p>
          </table:table-cell>
          <table:table-cell table:style-name="b5.C8" office:value-type="string">
            <text:p text:style-name="P14">β5-8<text:span text:style-name="T13">3</text:span></text:p>
          </table:table-cell>
          <table:table-cell table:style-name="b5.C8" office:value-type="string">
            <text:p text:style-name="P14">β5-0<text:span text:style-name="T13">3</text:span></text:p>
          </table:table-cell>
          <table:table-cell table:style-name="b5.C8" office:value-type="string">
            <text:p text:style-name="P14">β5-1<text:span text:style-name="T13">3</text:span></text:p>
          </table:table-cell>
          <table:table-cell table:style-name="b5.C8" office:value-type="string">
            <text:p text:style-name="P14">β5-2<text:span text:style-name="T13">3</text:span>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able:table-row table:style-name="b6.1">
          <table:table-cell table:style-name="b6.A1" table:number-columns-spanned="9" office:value-type="string">
            <text:p text:style-name="P16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6.B2" table:number-rows-spanned="3" office:value-type="string">
            <text:p text:style-name="P17">Radiation source <text:s/>number</text:p>
          </table:table-cell>
          <table:table-cell table:style-name="b6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6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6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6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31"><text:span text:style-name="T37">cps</text:span><text:span text:style-name="T22">1</text:span></text:p>
          </table:table-cell>
          <table:table-cell table:style-name="b6.C4" office:value-type="string">
            <text:p text:style-name="P30"><text:span text:style-name="T36">cps</text:span><text:span text:style-name="T22">2</text:span></text:p>
          </table:table-cell>
          <table:table-cell table:style-name="b6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4">β6-90</text:p>
          </table:table-cell>
          <table:table-cell table:style-name="b6.B5" office:value-type="float" office:value="660">
            <text:p text:style-name="P39">0660</text:p>
          </table:table-cell>
          <table:table-cell table:style-name="b6.C3" office:value-type="string">
            <text:p text:style-name="P14">β6-60</text:p>
          </table:table-cell>
          <table:table-cell table:style-name="b6.C3" office:value-type="string">
            <text:p text:style-name="P14">β6-70</text:p>
          </table:table-cell>
          <table:table-cell table:style-name="b6.C3" office:value-type="string">
            <text:p text:style-name="P14">β6-80</text:p>
          </table:table-cell>
          <table:table-cell table:style-name="b6.C3" office:value-type="string">
            <text:p text:style-name="P14">β6-00</text:p>
          </table:table-cell>
          <table:table-cell table:style-name="b6.C3" office:value-type="string">
            <text:p text:style-name="P14">β6-10</text:p>
          </table:table-cell>
          <table:table-cell table:style-name="b6.C3" office:value-type="string">
            <text:p text:style-name="P14">β6-20</text:p>
          </table:table-cell>
          <table:table-cell table:style-name="b6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6.A5" office:value-type="string">
            <text:p text:style-name="P14">β6-91</text:p>
          </table:table-cell>
          <table:table-cell table:style-name="b6.B6" office:value-type="float" office:value="6905">
            <text:p text:style-name="P39">6905</text:p>
          </table:table-cell>
          <table:table-cell table:style-name="b6.C3" office:value-type="string">
            <text:p text:style-name="P14">β6-61</text:p>
          </table:table-cell>
          <table:table-cell table:style-name="b6.C3" office:value-type="string">
            <text:p text:style-name="P14">β6-71</text:p>
          </table:table-cell>
          <table:table-cell table:style-name="b6.C3" office:value-type="string">
            <text:p text:style-name="P14">β6-81</text:p>
          </table:table-cell>
          <table:table-cell table:style-name="b6.C3" office:value-type="string">
            <text:p text:style-name="P14">β6-01</text:p>
          </table:table-cell>
          <table:table-cell table:style-name="b6.C3" office:value-type="string">
            <text:p text:style-name="P14">β6-11</text:p>
          </table:table-cell>
          <table:table-cell table:style-name="b6.C3" office:value-type="string">
            <text:p text:style-name="P14">β6-21</text:p>
          </table:table-cell>
          <table:covered-table-cell/>
        </table:table-row>
        <table:table-row>
          <table:table-cell table:style-name="b6.A5" office:value-type="string">
            <text:p text:style-name="P14">β6-92</text:p>
          </table:table-cell>
          <table:table-cell table:style-name="b6.B5" office:value-type="float" office:value="661">
            <text:p text:style-name="P39">0661</text:p>
          </table:table-cell>
          <table:table-cell table:style-name="b6.C3" office:value-type="string">
            <text:p text:style-name="P14">β6-62</text:p>
          </table:table-cell>
          <table:table-cell table:style-name="b6.C3" office:value-type="string">
            <text:p text:style-name="P14">β6-72</text:p>
          </table:table-cell>
          <table:table-cell table:style-name="b6.C3" office:value-type="string">
            <text:p text:style-name="P14">β6-82</text:p>
          </table:table-cell>
          <table:table-cell table:style-name="b6.C3" office:value-type="string">
            <text:p text:style-name="P14">β6-02</text:p>
          </table:table-cell>
          <table:table-cell table:style-name="b6.C3" office:value-type="string">
            <text:p text:style-name="P14">β6-12</text:p>
          </table:table-cell>
          <table:table-cell table:style-name="b6.C3" office:value-type="string">
            <text:p text:style-name="P14">β6-22</text:p>
          </table:table-cell>
          <table:covered-table-cell/>
        </table:table-row>
        <table:table-row>
          <table:table-cell table:style-name="b6.A8" office:value-type="string">
            <text:p text:style-name="P14">β6-9<text:span text:style-name="T13">3</text:span></text:p>
          </table:table-cell>
          <table:table-cell table:style-name="b6.B8" office:value-type="float" office:value="662">
            <text:p text:style-name="P39">0662</text:p>
          </table:table-cell>
          <table:table-cell table:style-name="b6.C8" office:value-type="string">
            <text:p text:style-name="P14">β6-6<text:span text:style-name="T13">3</text:span></text:p>
          </table:table-cell>
          <table:table-cell table:style-name="b6.C8" office:value-type="string">
            <text:p text:style-name="P14">β6-7<text:span text:style-name="T13">3</text:span></text:p>
          </table:table-cell>
          <table:table-cell table:style-name="b6.C8" office:value-type="string">
            <text:p text:style-name="P14">β6-8<text:span text:style-name="T13">3</text:span></text:p>
          </table:table-cell>
          <table:table-cell table:style-name="b6.C8" office:value-type="string">
            <text:p text:style-name="P14">β6-0<text:span text:style-name="T13">3</text:span></text:p>
          </table:table-cell>
          <table:table-cell table:style-name="b6.C8" office:value-type="string">
            <text:p text:style-name="P14">β6-1<text:span text:style-name="T13">3</text:span></text:p>
          </table:table-cell>
          <table:table-cell table:style-name="b6.C8" office:value-type="string">
            <text:p text:style-name="P14">β6-2<text:span text:style-name="T13">3</text:span>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16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7.B2" table:number-rows-spanned="3" office:value-type="string">
            <text:p text:style-name="P17">Radiation source <text:s/>number</text:p>
          </table:table-cell>
          <table:table-cell table:style-name="b7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7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7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7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31"><text:span text:style-name="T37">cps</text:span><text:span text:style-name="T22">1</text:span></text:p>
          </table:table-cell>
          <table:table-cell table:style-name="b7.C4" office:value-type="string">
            <text:p text:style-name="P30"><text:span text:style-name="T36">cps</text:span><text:span text:style-name="T22">2</text:span></text:p>
          </table:table-cell>
          <table:table-cell table:style-name="b7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4">β7-90</text:p>
          </table:table-cell>
          <table:table-cell table:style-name="b7.B5" office:value-type="float" office:value="660">
            <text:p text:style-name="P39">0660</text:p>
          </table:table-cell>
          <table:table-cell table:style-name="b7.C3" office:value-type="string">
            <text:p text:style-name="P14">β7-60</text:p>
          </table:table-cell>
          <table:table-cell table:style-name="b7.C3" office:value-type="string">
            <text:p text:style-name="P14">β7-70</text:p>
          </table:table-cell>
          <table:table-cell table:style-name="b7.C3" office:value-type="string">
            <text:p text:style-name="P14">β7-80</text:p>
          </table:table-cell>
          <table:table-cell table:style-name="b7.C3" office:value-type="string">
            <text:p text:style-name="P14">β7-00</text:p>
          </table:table-cell>
          <table:table-cell table:style-name="b7.C3" office:value-type="string">
            <text:p text:style-name="P14">β7-10</text:p>
          </table:table-cell>
          <table:table-cell table:style-name="b7.C3" office:value-type="string">
            <text:p text:style-name="P14">β7-20</text:p>
          </table:table-cell>
          <table:table-cell table:style-name="b7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7.A5" office:value-type="string">
            <text:p text:style-name="P14">β7-91</text:p>
          </table:table-cell>
          <table:table-cell table:style-name="b7.B6" office:value-type="float" office:value="6905">
            <text:p text:style-name="P39">6905</text:p>
          </table:table-cell>
          <table:table-cell table:style-name="b7.C3" office:value-type="string">
            <text:p text:style-name="P14">β7-61</text:p>
          </table:table-cell>
          <table:table-cell table:style-name="b7.C3" office:value-type="string">
            <text:p text:style-name="P14">β7-71</text:p>
          </table:table-cell>
          <table:table-cell table:style-name="b7.C3" office:value-type="string">
            <text:p text:style-name="P14">β7-81</text:p>
          </table:table-cell>
          <table:table-cell table:style-name="b7.C3" office:value-type="string">
            <text:p text:style-name="P14">β7-01</text:p>
          </table:table-cell>
          <table:table-cell table:style-name="b7.C3" office:value-type="string">
            <text:p text:style-name="P14">β7-11</text:p>
          </table:table-cell>
          <table:table-cell table:style-name="b7.C3" office:value-type="string">
            <text:p text:style-name="P14">β7-21</text:p>
          </table:table-cell>
          <table:covered-table-cell/>
        </table:table-row>
        <table:table-row>
          <table:table-cell table:style-name="b7.A5" office:value-type="string">
            <text:p text:style-name="P14">β7-92</text:p>
          </table:table-cell>
          <table:table-cell table:style-name="b7.B5" office:value-type="float" office:value="661">
            <text:p text:style-name="P39">0661</text:p>
          </table:table-cell>
          <table:table-cell table:style-name="b7.C3" office:value-type="string">
            <text:p text:style-name="P14">β7-62</text:p>
          </table:table-cell>
          <table:table-cell table:style-name="b7.C3" office:value-type="string">
            <text:p text:style-name="P14">β7-72</text:p>
          </table:table-cell>
          <table:table-cell table:style-name="b7.C3" office:value-type="string">
            <text:p text:style-name="P14">β7-82</text:p>
          </table:table-cell>
          <table:table-cell table:style-name="b7.C3" office:value-type="string">
            <text:p text:style-name="P14">β7-02</text:p>
          </table:table-cell>
          <table:table-cell table:style-name="b7.C3" office:value-type="string">
            <text:p text:style-name="P14">β7-12</text:p>
          </table:table-cell>
          <table:table-cell table:style-name="b7.C3" office:value-type="string">
            <text:p text:style-name="P14">β7-22</text:p>
          </table:table-cell>
          <table:covered-table-cell/>
        </table:table-row>
        <table:table-row>
          <table:table-cell table:style-name="b7.A8" office:value-type="string">
            <text:p text:style-name="P14">β7-9<text:span text:style-name="T13">3</text:span></text:p>
          </table:table-cell>
          <table:table-cell table:style-name="b7.B8" office:value-type="float" office:value="662">
            <text:p text:style-name="P39">0662</text:p>
          </table:table-cell>
          <table:table-cell table:style-name="b7.C8" office:value-type="string">
            <text:p text:style-name="P14">β7-6<text:span text:style-name="T13">3</text:span></text:p>
          </table:table-cell>
          <table:table-cell table:style-name="b7.C8" office:value-type="string">
            <text:p text:style-name="P14">β7-7<text:span text:style-name="T13">3</text:span></text:p>
          </table:table-cell>
          <table:table-cell table:style-name="b7.C8" office:value-type="string">
            <text:p text:style-name="P14">β7-8<text:span text:style-name="T13">3</text:span></text:p>
          </table:table-cell>
          <table:table-cell table:style-name="b7.C8" office:value-type="string">
            <text:p text:style-name="P14">β7-0<text:span text:style-name="T13">3</text:span></text:p>
          </table:table-cell>
          <table:table-cell table:style-name="b7.C8" office:value-type="string">
            <text:p text:style-name="P14">β7-1<text:span text:style-name="T13">3</text:span></text:p>
          </table:table-cell>
          <table:table-cell table:style-name="b7.C8" office:value-type="string">
            <text:p text:style-name="P14">β7-2<text:span text:style-name="T13">3</text:span>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16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8.B2" table:number-rows-spanned="3" office:value-type="string">
            <text:p text:style-name="P17">Radiation source <text:s/>number</text:p>
          </table:table-cell>
          <table:table-cell table:style-name="b8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8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8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8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31"><text:span text:style-name="T37">cps</text:span><text:span text:style-name="T22">1</text:span></text:p>
          </table:table-cell>
          <table:table-cell table:style-name="b8.C4" office:value-type="string">
            <text:p text:style-name="P30"><text:span text:style-name="T36">cps</text:span><text:span text:style-name="T22">2</text:span></text:p>
          </table:table-cell>
          <table:table-cell table:style-name="b8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4">β8-90</text:p>
          </table:table-cell>
          <table:table-cell table:style-name="b8.B5" office:value-type="float" office:value="660">
            <text:p text:style-name="P39">0660</text:p>
          </table:table-cell>
          <table:table-cell table:style-name="b8.C3" office:value-type="string">
            <text:p text:style-name="P14">β8-60</text:p>
          </table:table-cell>
          <table:table-cell table:style-name="b8.C3" office:value-type="string">
            <text:p text:style-name="P14">β8-70</text:p>
          </table:table-cell>
          <table:table-cell table:style-name="b8.C3" office:value-type="string">
            <text:p text:style-name="P14">β8-80</text:p>
          </table:table-cell>
          <table:table-cell table:style-name="b8.C3" office:value-type="string">
            <text:p text:style-name="P14">β8-00</text:p>
          </table:table-cell>
          <table:table-cell table:style-name="b8.C3" office:value-type="string">
            <text:p text:style-name="P14">β8-10</text:p>
          </table:table-cell>
          <table:table-cell table:style-name="b8.C3" office:value-type="string">
            <text:p text:style-name="P14">β8-20</text:p>
          </table:table-cell>
          <table:table-cell table:style-name="b8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8.A5" office:value-type="string">
            <text:p text:style-name="P14">β8-91</text:p>
          </table:table-cell>
          <table:table-cell table:style-name="b8.B6" office:value-type="float" office:value="6905">
            <text:p text:style-name="P39">6905</text:p>
          </table:table-cell>
          <table:table-cell table:style-name="b8.C3" office:value-type="string">
            <text:p text:style-name="P14">β8-61</text:p>
          </table:table-cell>
          <table:table-cell table:style-name="b8.C3" office:value-type="string">
            <text:p text:style-name="P14">β8-71</text:p>
          </table:table-cell>
          <table:table-cell table:style-name="b8.C3" office:value-type="string">
            <text:p text:style-name="P14">β8-81</text:p>
          </table:table-cell>
          <table:table-cell table:style-name="b8.C3" office:value-type="string">
            <text:p text:style-name="P14">β8-01</text:p>
          </table:table-cell>
          <table:table-cell table:style-name="b8.C3" office:value-type="string">
            <text:p text:style-name="P14">β8-11</text:p>
          </table:table-cell>
          <table:table-cell table:style-name="b8.C3" office:value-type="string">
            <text:p text:style-name="P14">β8-21</text:p>
          </table:table-cell>
          <table:covered-table-cell/>
        </table:table-row>
        <table:table-row>
          <table:table-cell table:style-name="b8.A5" office:value-type="string">
            <text:p text:style-name="P14">β8-92</text:p>
          </table:table-cell>
          <table:table-cell table:style-name="b8.B5" office:value-type="float" office:value="661">
            <text:p text:style-name="P39">0661</text:p>
          </table:table-cell>
          <table:table-cell table:style-name="b8.C3" office:value-type="string">
            <text:p text:style-name="P14">β8-62</text:p>
          </table:table-cell>
          <table:table-cell table:style-name="b8.C3" office:value-type="string">
            <text:p text:style-name="P14">β8-72</text:p>
          </table:table-cell>
          <table:table-cell table:style-name="b8.C3" office:value-type="string">
            <text:p text:style-name="P14">β8-82</text:p>
          </table:table-cell>
          <table:table-cell table:style-name="b8.C3" office:value-type="string">
            <text:p text:style-name="P14">β8-02</text:p>
          </table:table-cell>
          <table:table-cell table:style-name="b8.C3" office:value-type="string">
            <text:p text:style-name="P14">β8-12</text:p>
          </table:table-cell>
          <table:table-cell table:style-name="b8.C3" office:value-type="string">
            <text:p text:style-name="P14">β8-22</text:p>
          </table:table-cell>
          <table:covered-table-cell/>
        </table:table-row>
        <table:table-row>
          <table:table-cell table:style-name="b8.A8" office:value-type="string">
            <text:p text:style-name="P14">β8-9<text:span text:style-name="T13">3</text:span></text:p>
          </table:table-cell>
          <table:table-cell table:style-name="b8.B8" office:value-type="float" office:value="662">
            <text:p text:style-name="P39">0662</text:p>
          </table:table-cell>
          <table:table-cell table:style-name="b8.C8" office:value-type="string">
            <text:p text:style-name="P14">β8-6<text:span text:style-name="T13">3</text:span></text:p>
          </table:table-cell>
          <table:table-cell table:style-name="b8.C8" office:value-type="string">
            <text:p text:style-name="P14">β8-7<text:span text:style-name="T13">3</text:span></text:p>
          </table:table-cell>
          <table:table-cell table:style-name="b8.C8" office:value-type="string">
            <text:p text:style-name="P14">β8-8<text:span text:style-name="T13">3</text:span></text:p>
          </table:table-cell>
          <table:table-cell table:style-name="b8.C8" office:value-type="string">
            <text:p text:style-name="P14">β8-0<text:span text:style-name="T13">3</text:span></text:p>
          </table:table-cell>
          <table:table-cell table:style-name="b8.C8" office:value-type="string">
            <text:p text:style-name="P14">β8-1<text:span text:style-name="T13">3</text:span></text:p>
          </table:table-cell>
          <table:table-cell table:style-name="b8.C8" office:value-type="string">
            <text:p text:style-name="P14">β8-2<text:span text:style-name="T13">3</text:span>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ext:soft-page-break/>
        <table:table-row table:style-name="b9.1">
          <table:table-cell table:style-name="b9.A1" table:number-columns-spanned="9" office:value-type="string">
            <text:p text:style-name="P16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9.B2" table:number-rows-spanned="3" office:value-type="string">
            <text:p text:style-name="P17">Radiation source <text:s/>number</text:p>
          </table:table-cell>
          <table:table-cell table:style-name="b9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9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9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9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31"><text:span text:style-name="T37">cps</text:span><text:span text:style-name="T22">1</text:span></text:p>
          </table:table-cell>
          <table:table-cell table:style-name="b9.C4" office:value-type="string">
            <text:p text:style-name="P30"><text:span text:style-name="T36">cps</text:span><text:span text:style-name="T22">2</text:span></text:p>
          </table:table-cell>
          <table:table-cell table:style-name="b9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4">β9-90</text:p>
          </table:table-cell>
          <table:table-cell table:style-name="b9.B5" office:value-type="float" office:value="660">
            <text:p text:style-name="P39">0660</text:p>
          </table:table-cell>
          <table:table-cell table:style-name="b9.C3" office:value-type="string">
            <text:p text:style-name="P14">β9-60</text:p>
          </table:table-cell>
          <table:table-cell table:style-name="b9.C3" office:value-type="string">
            <text:p text:style-name="P14">β9-70</text:p>
          </table:table-cell>
          <table:table-cell table:style-name="b9.C3" office:value-type="string">
            <text:p text:style-name="P14">β9-80</text:p>
          </table:table-cell>
          <table:table-cell table:style-name="b9.C3" office:value-type="string">
            <text:p text:style-name="P14">β9-00</text:p>
          </table:table-cell>
          <table:table-cell table:style-name="b9.C3" office:value-type="string">
            <text:p text:style-name="P14">β9-10</text:p>
          </table:table-cell>
          <table:table-cell table:style-name="b9.C3" office:value-type="string">
            <text:p text:style-name="P14">β9-20</text:p>
          </table:table-cell>
          <table:table-cell table:style-name="b9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9.A5" office:value-type="string">
            <text:p text:style-name="P14">β9-91</text:p>
          </table:table-cell>
          <table:table-cell table:style-name="b9.B6" office:value-type="float" office:value="6905">
            <text:p text:style-name="P39">6905</text:p>
          </table:table-cell>
          <table:table-cell table:style-name="b9.C3" office:value-type="string">
            <text:p text:style-name="P14">β9-61</text:p>
          </table:table-cell>
          <table:table-cell table:style-name="b9.C3" office:value-type="string">
            <text:p text:style-name="P14">β9-71</text:p>
          </table:table-cell>
          <table:table-cell table:style-name="b9.C3" office:value-type="string">
            <text:p text:style-name="P14">β9-81</text:p>
          </table:table-cell>
          <table:table-cell table:style-name="b9.C3" office:value-type="string">
            <text:p text:style-name="P14">β9-01</text:p>
          </table:table-cell>
          <table:table-cell table:style-name="b9.C3" office:value-type="string">
            <text:p text:style-name="P14">β9-11</text:p>
          </table:table-cell>
          <table:table-cell table:style-name="b9.C3" office:value-type="string">
            <text:p text:style-name="P14">β9-21</text:p>
          </table:table-cell>
          <table:covered-table-cell/>
        </table:table-row>
        <table:table-row>
          <table:table-cell table:style-name="b9.A5" office:value-type="string">
            <text:p text:style-name="P14">β9-92</text:p>
          </table:table-cell>
          <table:table-cell table:style-name="b9.B5" office:value-type="float" office:value="661">
            <text:p text:style-name="P39">0661</text:p>
          </table:table-cell>
          <table:table-cell table:style-name="b9.C3" office:value-type="string">
            <text:p text:style-name="P14">β9-62</text:p>
          </table:table-cell>
          <table:table-cell table:style-name="b9.C3" office:value-type="string">
            <text:p text:style-name="P14">β9-72</text:p>
          </table:table-cell>
          <table:table-cell table:style-name="b9.C3" office:value-type="string">
            <text:p text:style-name="P14">β9-82</text:p>
          </table:table-cell>
          <table:table-cell table:style-name="b9.C3" office:value-type="string">
            <text:p text:style-name="P14">β9-02</text:p>
          </table:table-cell>
          <table:table-cell table:style-name="b9.C3" office:value-type="string">
            <text:p text:style-name="P14">β9-12</text:p>
          </table:table-cell>
          <table:table-cell table:style-name="b9.C3" office:value-type="string">
            <text:p text:style-name="P14">β9-22</text:p>
          </table:table-cell>
          <table:covered-table-cell/>
        </table:table-row>
        <table:table-row>
          <table:table-cell table:style-name="b9.A8" office:value-type="string">
            <text:p text:style-name="P14">β9-9<text:span text:style-name="T13">3</text:span></text:p>
          </table:table-cell>
          <table:table-cell table:style-name="b9.B8" office:value-type="float" office:value="662">
            <text:p text:style-name="P39">0662</text:p>
          </table:table-cell>
          <table:table-cell table:style-name="b9.C8" office:value-type="string">
            <text:p text:style-name="P14">β9-6<text:span text:style-name="T13">3</text:span></text:p>
          </table:table-cell>
          <table:table-cell table:style-name="b9.C8" office:value-type="string">
            <text:p text:style-name="P14">β9-7<text:span text:style-name="T13">3</text:span></text:p>
          </table:table-cell>
          <table:table-cell table:style-name="b9.C8" office:value-type="string">
            <text:p text:style-name="P14">β9-8<text:span text:style-name="T13">3</text:span></text:p>
          </table:table-cell>
          <table:table-cell table:style-name="b9.C8" office:value-type="string">
            <text:p text:style-name="P14">β9-0<text:span text:style-name="T13">3</text:span></text:p>
          </table:table-cell>
          <table:table-cell table:style-name="b9.C8" office:value-type="string">
            <text:p text:style-name="P14">β9-1<text:span text:style-name="T13">3</text:span></text:p>
          </table:table-cell>
          <table:table-cell table:style-name="b9.C8" office:value-type="string">
            <text:p text:style-name="P14">β9-2<text:span text:style-name="T13">3</text:span>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16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44"><text:span text:style-name="T15">Conventio-nally true value (CTV) of surface activity, As, Bq/cm</text:span><text:span text:style-name="T20">2</text:span></text:p>
          </table:table-cell>
          <table:table-cell table:style-name="b10.B2" table:number-rows-spanned="3" office:value-type="string">
            <text:p text:style-name="P17">Radiation source <text:s/>number</text:p>
          </table:table-cell>
          <table:table-cell table:style-name="b10.B2" table:number-columns-spanned="4" office:value-type="string">
            <text:p text:style-name="P26"><text:span text:style-name="T13">Measured radiation in test point</text:span>, <text:span text:style-name="T36">cps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0"><text:span text:style-name="T31">Relative <text:s/>measure-ment</text:span> <text:span text:style-name="T13">error</text:span></text:p>
            <text:p text:style-name="P20"><text:span text:style-name="T29">θ</text:span><text:span text:style-name="T24">пр</text:span><text:span text:style-name="T25">i</text:span><text:span text:style-name="T27">,</text:span> %</text:p>
          </table:table-cell>
          <table:table-cell table:style-name="b10.B2" table:number-rows-spanned="3" office:value-type="string">
            <text:p text:style-name="P25"><text:span text:style-name="T13">Confidence limit of the intrinsic <text:s/>relative error</text:span> <text:span text:style-name="T30">Δ</text:span><text:span text:style-name="T26">i</text:span><text:span text:style-name="T13">,</text:span> % </text:p>
          </table:table-cell>
          <table:table-cell table:style-name="b10.I2" table:number-rows-spanned="3" office:value-type="string">
            <text:p text:style-name="P23"><text:span text:style-name="T13">Limits of intrinsic relative error</text:span>, % </text:p>
            <text:p text:style-name="P24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30"><text:span text:style-name="T13">Measured valu</text:span><text:span text:style-name="T34">e</text:span><text:span text:style-name="T36">, cps</text:span></text:p>
          </table:table-cell>
          <table:covered-table-cell/>
          <table:covered-table-cell/>
          <table:table-cell table:style-name="b10.C3" table:number-rows-spanned="2" office:value-type="string">
            <text:p text:style-name="P30"><text:span text:style-name="T13">Average value</text:span>, <text:span text:style-name="T36">cps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31"><text:span text:style-name="T37">cps</text:span><text:span text:style-name="T22">1</text:span></text:p>
          </table:table-cell>
          <table:table-cell table:style-name="b10.C4" office:value-type="string">
            <text:p text:style-name="P30"><text:span text:style-name="T36">cps</text:span><text:span text:style-name="T22">2</text:span></text:p>
          </table:table-cell>
          <table:table-cell table:style-name="b10.C4" office:value-type="string">
            <text:p text:style-name="P30"><text:span text:style-name="T36">cps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4">β10-90</text:p>
          </table:table-cell>
          <table:table-cell table:style-name="b10.B5" office:value-type="float" office:value="660">
            <text:p text:style-name="P39">0660</text:p>
          </table:table-cell>
          <table:table-cell table:style-name="b10.C3" office:value-type="string">
            <text:p text:style-name="P14">β10-60</text:p>
          </table:table-cell>
          <table:table-cell table:style-name="b10.C3" office:value-type="string">
            <text:p text:style-name="P14">β10-70</text:p>
          </table:table-cell>
          <table:table-cell table:style-name="b10.C3" office:value-type="string">
            <text:p text:style-name="P14">β10-80</text:p>
          </table:table-cell>
          <table:table-cell table:style-name="b10.C3" office:value-type="string">
            <text:p text:style-name="P14">β10-00</text:p>
          </table:table-cell>
          <table:table-cell table:style-name="b10.C3" office:value-type="string">
            <text:p text:style-name="P14">β10-10</text:p>
          </table:table-cell>
          <table:table-cell table:style-name="b10.C3" office:value-type="string">
            <text:p text:style-name="P14">β10-20</text:p>
          </table:table-cell>
          <table:table-cell table:style-name="b10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10.A5" office:value-type="string">
            <text:p text:style-name="P14">β10-91</text:p>
          </table:table-cell>
          <table:table-cell table:style-name="b10.B6" office:value-type="float" office:value="6905">
            <text:p text:style-name="P39">6905</text:p>
          </table:table-cell>
          <table:table-cell table:style-name="b10.C3" office:value-type="string">
            <text:p text:style-name="P14">β10-61</text:p>
          </table:table-cell>
          <table:table-cell table:style-name="b10.C3" office:value-type="string">
            <text:p text:style-name="P14">β10-71</text:p>
          </table:table-cell>
          <table:table-cell table:style-name="b10.C3" office:value-type="string">
            <text:p text:style-name="P14">β10-81</text:p>
          </table:table-cell>
          <table:table-cell table:style-name="b10.C3" office:value-type="string">
            <text:p text:style-name="P14">β10-01</text:p>
          </table:table-cell>
          <table:table-cell table:style-name="b10.C3" office:value-type="string">
            <text:p text:style-name="P14">β10-11</text:p>
          </table:table-cell>
          <table:table-cell table:style-name="b10.C3" office:value-type="string">
            <text:p text:style-name="P14">β10-21</text:p>
          </table:table-cell>
          <table:covered-table-cell/>
        </table:table-row>
        <table:table-row>
          <table:table-cell table:style-name="b10.A5" office:value-type="string">
            <text:p text:style-name="P14">β10-92</text:p>
          </table:table-cell>
          <table:table-cell table:style-name="b10.B5" office:value-type="float" office:value="661">
            <text:p text:style-name="P39">0661</text:p>
          </table:table-cell>
          <table:table-cell table:style-name="b10.C3" office:value-type="string">
            <text:p text:style-name="P14">β10-62</text:p>
          </table:table-cell>
          <table:table-cell table:style-name="b10.C3" office:value-type="string">
            <text:p text:style-name="P14">β10-72</text:p>
          </table:table-cell>
          <table:table-cell table:style-name="b10.C3" office:value-type="string">
            <text:p text:style-name="P14">β10-82</text:p>
          </table:table-cell>
          <table:table-cell table:style-name="b10.C3" office:value-type="string">
            <text:p text:style-name="P14">β10-02</text:p>
          </table:table-cell>
          <table:table-cell table:style-name="b10.C3" office:value-type="string">
            <text:p text:style-name="P14">β10-12</text:p>
          </table:table-cell>
          <table:table-cell table:style-name="b10.C3" office:value-type="string">
            <text:p text:style-name="P14">β10-22</text:p>
          </table:table-cell>
          <table:covered-table-cell/>
        </table:table-row>
        <table:table-row>
          <table:table-cell table:style-name="b10.A8" office:value-type="string">
            <text:p text:style-name="P14">β10-9<text:span text:style-name="T13">3</text:span></text:p>
          </table:table-cell>
          <table:table-cell table:style-name="b10.B8" office:value-type="float" office:value="662">
            <text:p text:style-name="P39">0662</text:p>
          </table:table-cell>
          <table:table-cell table:style-name="b10.C8" office:value-type="string">
            <text:p text:style-name="P14">β10-6<text:span text:style-name="T13">3</text:span></text:p>
          </table:table-cell>
          <table:table-cell table:style-name="b10.C8" office:value-type="string">
            <text:p text:style-name="P14">β10-7<text:span text:style-name="T13">3</text:span></text:p>
          </table:table-cell>
          <table:table-cell table:style-name="b10.C8" office:value-type="string">
            <text:p text:style-name="P14">β10-8<text:span text:style-name="T13">3</text:span></text:p>
          </table:table-cell>
          <table:table-cell table:style-name="b10.C8" office:value-type="string">
            <text:p text:style-name="P14">β10-0<text:span text:style-name="T13">3</text:span></text:p>
          </table:table-cell>
          <table:table-cell table:style-name="b10.C8" office:value-type="string">
            <text:p text:style-name="P14">β10-1<text:span text:style-name="T13">3</text:span></text:p>
          </table:table-cell>
          <table:table-cell table:style-name="b10.C8" office:value-type="string">
            <text:p text:style-name="P14">β10-2<text:span text:style-name="T13">3</text:span></text:p>
          </table:table-cell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9">Calibrated by:</text:p>
          </table:table-cell>
          <table:table-cell table:style-name="Таблица1.A1" office:value-type="string">
            <text:p text:style-name="P50">$calibratedBy</text:p>
          </table:table-cell>
          <table:table-cell table:style-name="Таблица1.A1" office:value-type="string">
            <text:p text:style-name="P56"><text:s text:c="36"/></text:p>
          </table:table-cell>
        </table:table-row>
        <table:table-row>
          <table:table-cell table:style-name="Таблица1.A1" office:value-type="string">
            <text:p text:style-name="P57"/>
          </table:table-cell>
          <table:table-cell table:style-name="Таблица1.A1" office:value-type="string">
            <text:p text:style-name="P57"/>
          </table:table-cell>
          <table:table-cell table:style-name="Таблица1.C2" office:value-type="string">
            <text:p text:style-name="P52">(signature)</text:p>
          </table:table-cell>
        </table:table-row>
        <table:table-row>
          <table:table-cell table:style-name="Таблица1.A1" office:value-type="string">
            <text:p text:style-name="P49">Technical control:</text:p>
          </table:table-cell>
          <table:table-cell table:style-name="Таблица1.A1" office:value-type="string">
            <text:p text:style-name="P51">$controlledBy</text:p>
          </table:table-cell>
          <table:table-cell table:style-name="Таблица1.A1" office:value-type="string">
            <text:p text:style-name="P56"><text:s text:c="36"/></text:p>
          </table:table-cell>
        </table:table-row>
        <table:table-row>
          <table:table-cell table:style-name="Таблица1.A1" office:value-type="string">
            <text:p text:style-name="P57"/>
          </table:table-cell>
          <table:table-cell table:style-name="Таблица1.B4" office:value-type="string">
            <text:p text:style-name="P57"/>
          </table:table-cell>
          <table:table-cell table:style-name="Таблица1.C2" office:value-type="string">
            <text:p text:style-name="P52">(signature)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139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9-08T15:59:02.29</dc:date>
    <meta:print-date>2019-04-03T15:18:00</meta:print-date>
    <meta:editing-cycles>167</meta:editing-cycles>
    <meta:editing-duration>PT12H28S</meta:editing-duration>
    <meta:generator>OpenOffice/4.1.6$Win32 OpenOffice.org_project/416m1$Build-9790</meta:generator>
    <meta:document-statistic meta:table-count="21" meta:image-count="1" meta:object-count="0" meta:page-count="6" meta:paragraph-count="1166" meta:word-count="2110" meta:character-count="12311"/>
  </office:meta>
</office:document-meta>
</file>